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center" draw:textarea-vertical-align="bottom" draw:auto-grow-height="false" fo:min-height="0cm" fo:min-width="0cm"/>
    </style:style>
    <style:style style:name="gr2" style:family="graphic" style:parent-style-name="standard">
      <style:graphic-properties draw:stroke="none" draw:fill-color="#cccccc" draw:textarea-horizontal-align="center" draw:textarea-vertical-align="bottom" draw:auto-grow-height="false" fo:min-height="0cm" fo:min-width="0cm"/>
    </style:style>
    <style:style style:name="gr3" style:family="graphic" style:parent-style-name="standard">
      <style:graphic-properties draw:stroke="none" draw:fill-color="#b3b3b3" draw:textarea-horizontal-align="center" draw:textarea-vertical-align="bottom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cc99" draw:opacity="40%" draw:textarea-horizontal-align="justify" draw:textarea-vertical-align="bottom" draw:auto-grow-height="false" fo:min-height="0cm" fo:min-width="0cm" draw:shadow-opacity="40%"/>
    </style:style>
    <style:style style:name="gr6" style:family="graphic" style:parent-style-name="standard">
      <style:graphic-properties draw:fill-color="#cccc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Circle" draw:marker-start-width="0.2cm" draw:marker-start-center="true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svg:stroke-color="#008000" draw:marker-start="Circle" draw:marker-start-width="0.2cm" draw:marker-start-center="true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-color="#999999" draw:textarea-horizontal-align="center" draw:textarea-vertical-align="bottom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3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2.5cm" svg:height="17.65cm" draw:transform="rotate (1.5707963267946) translate (1.5cm 6.25cm)">
          <text:p text:style-name="P1"><text:span text:style-name="T1">PHP</text:span></text:p>
          <text:p text:style-name="P1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5cm" svg:height="17.65cm" draw:transform="rotate (1.5707963267946) translate (1.5cm 9cm)">
          <text:p text:style-name="P1"><text:span text:style-name="T1">System</text:span></text:p>
          <text:p text:style-name="P1"><text:span text:style-name="T1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5cm" svg:height="17.65cm" draw:transform="rotate (1.5707963267946) translate (1.5cm 13.25cm)">
          <text:p text:style-name="P1"><text:span text:style-name="T1">User</text:span></text:p>
          <text:p text:style-name="P1"><text:span text:style-name="T1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5cm" svg:height="1.5cm" svg:x="13.15cm" svg:y="4.25cm">
          <text:p text:style-name="P1"><text:span text:style-name="T1">Unhandled Err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1.5cm" svg:x="7.9cm" svg:y="4.25cm">
          <text:p text:style-name="P1"><text:span text:style-name="T1">Out-Of-Library</text:span></text:p>
          <text:p text:style-name="P1"><text:span text:style-name="T1">Outp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75cm" svg:height="6cm" svg:x="7.65cm" svg:y="6.75cm">
          <text:p text:style-name="P1"><text:span text:style-name="T1">Debu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5cm" svg:height="1.5cm" svg:x="7.9cm" svg:y="7cm">
          <text:p text:style-name="P1"><text:span text:style-name="T1">Debug</text:span></text:p>
          <text:p text:style-name="P1"><text:span text:style-name="T1">Out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75cm" svg:height="6cm" svg:x="2.4cm" svg:y="6.75cm">
          <text:p text:style-name="P1"><text:span text:style-name="T1">GDI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5cm" svg:height="1.5cm" svg:x="2.65cm" svg:y="7cm">
          <text:p text:style-name="P1"><text:span text:style-name="T1">Frame Buil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25cm" svg:height="1.5cm" svg:x="2.653cm" svg:y="4.25cm">
          <text:p text:style-name="P1"><text:span text:style-name="T1">HTTP Hea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25cm" svg:height="1.5cm" svg:x="2.65cm" svg:y="10.223cm">
          <text:p text:style-name="P1"><text:span text:style-name="T1">Page Cont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11.75cm" svg:height="3.095cm" svg:x="4.8cm" svg:y="0.405cm">
          <draw:text-box>
            <text:p text:style-name="P1"><text:span text:style-name="T2">MyLibrary Buffering System</text:span></text:p>
          </draw:text-box>
        </draw:frame>
        <draw:custom-shape draw:style-name="gr4" draw:text-style-name="P2" draw:layer="layout" svg:width="4.25cm" svg:height="1.5cm" svg:x="7.9cm" svg:y="10.25cm">
          <text:p text:style-name="P1"><text:span text:style-name="T1">Debug Ca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4.65cm" svg:y1="10.25cm" svg:x2="4.65cm" svg:y2="8.5cm">
          <text:p text:style-name="P5"/>
        </draw:line>
        <draw:line draw:style-name="gr8" draw:text-style-name="P4" draw:layer="layout" svg:x1="4.65cm" svg:y1="7cm" svg:x2="4.65cm" svg:y2="5.75cm">
          <text:p text:style-name="P5"/>
        </draw:line>
        <draw:line draw:style-name="gr8" draw:text-style-name="P4" draw:layer="layout" svg:x1="9.9cm" svg:y1="10.25cm" svg:x2="9.9cm" svg:y2="8.5cm">
          <text:p text:style-name="P5"/>
        </draw:line>
        <draw:line draw:style-name="gr8" draw:text-style-name="P4" draw:layer="layout" svg:x1="9.9cm" svg:y1="7cm" svg:x2="5.65cm" svg:y2="5.75cm">
          <text:p text:style-name="P5"/>
        </draw:line>
        <draw:custom-shape draw:style-name="gr5" draw:text-style-name="P2" draw:layer="layout" svg:width="4.7cm" svg:height="6cm" svg:x="12.95cm" svg:y="6.75cm">
          <text:p text:style-name="P1"><text:span text:style-name="T1">Error Handl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1.5cm" svg:x="13.15cm" svg:y="10.25cm">
          <text:p text:style-name="P1"><text:span text:style-name="T1">Errors Ca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9" draw:text-style-name="P4" draw:layer="layout" svg:width="9.525cm" svg:height="0.751cm" draw:transform="rotate (-3.08905824310418) translate (15.1632910678076cm 9.74976458331606cm)" svg:viewBox="0 0 9526 752" draw:points="0,-20812 0,-20812 9487,-20313 9526,-21065">
          <text:p text:style-name="P5"/>
        </draw:polyline>
        <draw:line draw:style-name="gr10" draw:text-style-name="P4" draw:layer="layout" svg:x1="15.15cm" svg:y1="9.5cm" svg:x2="15.15cm" svg:y2="10.25cm">
          <text:p text:style-name="P5"/>
        </draw:line>
        <draw:custom-shape draw:style-name="gr4" draw:text-style-name="P2" draw:layer="layout" svg:width="4.25cm" svg:height="1.5cm" svg:x="13.15cm" svg:y="7cm">
          <text:p text:style-name="P1"><text:span text:style-name="T1">Errors Ca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5.15cm" svg:y1="8.5cm" svg:x2="15.15cm" svg:y2="9.5cm">
          <text:p text:style-name="P5"/>
        </draw:line>
        <draw:line draw:style-name="gr11" draw:text-style-name="P4" draw:layer="layout" svg:x1="10.9cm" svg:y1="9.5cm" svg:x2="10.9cm" svg:y2="10.25cm">
          <text:p text:style-name="P5"/>
        </draw:line>
        <draw:frame draw:style-name="gr12" draw:text-style-name="P5" draw:layer="measurelines" svg:width="0.853cm" svg:height="0.963cm" draw:transform="rotate (1.5707963267946) translate (1.5cm 5.5cm)">
          <draw:text-box>
            <text:p text:style-name="P5">1</text:p>
          </draw:text-box>
        </draw:frame>
        <draw:frame draw:style-name="gr12" draw:text-style-name="P5" draw:layer="measurelines" svg:width="0.853cm" svg:height="0.963cm" draw:transform="rotate (1.5707963267946) translate (1.501cm 8.201cm)">
          <draw:text-box>
            <text:p text:style-name="P5">2</text:p>
          </draw:text-box>
        </draw:frame>
        <draw:frame draw:style-name="gr12" draw:text-style-name="P5" draw:layer="measurelines" svg:width="0.853cm" svg:height="0.963cm" draw:transform="rotate (1.5707963267946) translate (1.502cm 11.402cm)">
          <draw:text-box>
            <text:p text:style-name="P5">3</text:p>
          </draw:text-box>
        </draw:frame>
        <draw:custom-shape draw:style-name="gr13" draw:text-style-name="P2" draw:layer="layout" svg:width="3cm" svg:height="17.65cm" draw:transform="rotate (1.5707963267946) translate (1.5cm 16.25cm)">
          <text:p text:style-name="P1"><text:span text:style-name="T1">More</text:span></text:p>
          <text:p text:style-name="P1"><text:span text:style-name="T1">Lev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1.035cm" svg:height="0.963cm" draw:transform="rotate (1.5707963267946) translate (1.503cm 15.203cm)">
          <draw:text-box>
            <text:p text:style-name="P5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Fabrizio</meta:initial-creator>
    <meta:creation-date>2006-05-03T16:50:29</meta:creation-date>
    <dc:creator>Fabrizio C</dc:creator>
    <dc:date>2007-10-07T01:15:06</dc:date>
    <dc:language>it-IT</dc:language>
    <meta:editing-cycles>50</meta:editing-cycles>
    <meta:editing-duration>PT3H45M11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